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4" style:family="table-cell" style:parent-style-name="Default" style:data-style-name="N100">
      <style:table-cell-properties fo:background-color="transparent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5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7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3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8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2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2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3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2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2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1002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.00.0000</text:date>, <text:time style:data-style-name="N2" text:time-value="19:08:37.8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0T19:16:24.867000000</dc:date>
    <meta:editing-duration>P4DT16H26M50S</meta:editing-duration>
    <meta:editing-cycles>1681</meta:editing-cycles>
    <meta:document-statistic meta:table-count="3" meta:cell-count="5153" meta:object-count="0"/>
    <meta:user-defined meta:name="qrichtext">1</meta:user-defined>
  </office:meta>
</office:document-meta>
</file>